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39cm" fo:margin-left="-0.016cm" fo:margin-right="-0.023cm" table:align="margins" style:shadow="none"/>
    </style:style>
    <style:style style:name="Tabela1.A" style:family="table-column">
      <style:table-column-properties style:column-width="5.819cm" style:rel-column-width="3299*"/>
    </style:style>
    <style:style style:name="Tabela1.B" style:family="table-column">
      <style:table-column-properties style:column-width="2.963cm" style:rel-column-width="1680*"/>
    </style:style>
    <style:style style:name="Tabela1.C" style:family="table-column">
      <style:table-column-properties style:column-width="2.011cm" style:rel-column-width="1140*"/>
    </style:style>
    <style:style style:name="Tabela1.D" style:family="table-column">
      <style:table-column-properties style:column-width="2.198cm" style:rel-column-width="1246*"/>
    </style:style>
    <style:style style:name="Tabela1.E" style:family="table-column">
      <style:table-column-properties style:column-width="2.037cm" style:rel-column-width="1155*"/>
    </style:style>
    <style:style style:name="Tabela1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ela1.C1" style:family="table-cell">
      <style:table-cell-properties fo:background-color="#b2b2b2" fo:padding="0.097cm" fo:border-left="0.035cm solid #000000" fo:border-right="none" fo:border-top="0.002cm solid #000000" fo:border-bottom="0.035cm solid #000000">
        <style:background-image/>
      </style:table-cell-properties>
    </style:style>
    <style:style style:name="Tabela1.F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e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C2" style:family="table-cell" style:data-style-name="N36">
      <style:table-cell-properties fo:background-color="#dddddd" fo:padding="0.097cm" fo:border-left="0.035cm solid #000000" fo:border-right="none" fo:border-top="none" fo:border-bottom="0.002cm solid #000000">
        <style:background-image/>
      </style:table-cell-properties>
    </style:style>
    <style:style style:name="Tabela1.D2" style:family="table-cell" style:data-style-name="N36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F2" style:family="table-cell" style:data-style-name="N36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36">
      <style:table-cell-properties fo:padding="0.097cm" fo:border-left="0.035cm solid #000000" fo:border-right="none" fo:border-top="none" fo:border-bottom="0.002cm solid #000000"/>
    </style:style>
    <style:style style:name="Tabela1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ela1.F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ela1.E8" style:family="table-cell">
      <style:table-cell-properties fo:padding="0.097cm" fo:border-left="0.035cm solid #000000" fo:border-right="none" fo:border-top="none" fo:border-bottom="0.002cm solid #000000"/>
    </style:style>
    <style:style style:name="Tabela1.F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F9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11" style:family="table-row">
      <style:table-row-properties style:row-height="0.801cm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999999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39cm" fo:margin-left="-0.016cm" fo:margin-right="-0.023cm" table:align="margins"/>
    </style:style>
    <style:style style:name="Table2.A" style:family="table-column">
      <style:table-column-properties style:column-width="5.821cm" style:rel-column-width="22387*"/>
    </style:style>
    <style:style style:name="Table2.B" style:family="table-column">
      <style:table-column-properties style:column-width="2.963cm" style:rel-column-width="11397*"/>
    </style:style>
    <style:style style:name="Table2.C" style:family="table-column">
      <style:table-column-properties style:column-width="2.831cm" style:rel-column-width="10888*"/>
    </style:style>
    <style:style style:name="Table2.D" style:family="table-column">
      <style:table-column-properties style:column-width="2.699cm" style:rel-column-width="10379*"/>
    </style:style>
    <style:style style:name="Table2.E" style:family="table-column">
      <style:table-column-properties style:column-width="2.725cm" style:rel-column-width="10484*"/>
    </style:style>
    <style:style style:name="Table2.A1" style:family="table-cell">
      <style:table-cell-properties fo:background-color="#b2b2b2" fo:padding="0.097cm" fo:border-left="0.002cm solid #000000" fo:border-right="none" fo:border-top="0.002cm solid #000000" fo:border-bottom="0.035cm solid #000000">
        <style:background-image/>
      </style:table-cell-properties>
    </style:style>
    <style:style style:name="Table2.E1" style:family="table-cell">
      <style:table-cell-properties fo:background-color="#b2b2b2" fo:padding="0.097cm" fo:border-left="0.002cm solid #000000" fo:border-right="0.002cm solid #000000" fo:border-top="0.002cm solid #000000" fo:border-bottom="0.035cm solid #000000">
        <style:background-image/>
      </style:table-cell-properties>
    </style:style>
    <style:style style:name="Table2.A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D3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Table2.E3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Table2.E8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16" style:family="table-row">
      <style:table-row-properties style:min-row-height="1.57cm"/>
    </style:style>
    <style:style style:name="Table2.17" style:family="table-row">
      <style:table-row-properties style:min-row-height="1.58cm"/>
    </style:style>
    <style:style style:name="P1" style:family="paragraph" style:parent-style-name="Table_20_Contents">
      <style:text-properties style:use-window-font-color="true" fo:font-size="10pt" fo:font-weight="bold" fo:background-color="transparent" style:font-size-asian="10pt" style:font-weight-asian="bold" style:font-size-complex="10pt" style:font-weight-complex="bold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use-window-font-color="true" fo:font-size="10pt" style:text-underline-style="none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top="0.205cm" fo:margin-bottom="0.205cm"/>
    </style:style>
    <style:style style:name="P11" style:family="paragraph" style:parent-style-name="Standard" style:master-page-name="">
      <style:paragraph-properties fo:margin-left="0.318cm" fo:margin-right="0cm" fo:text-align="justify" style:justify-single-word="false" fo:text-indent="-0.318cm" style:auto-text-indent="false" style:page-number="auto"/>
    </style:style>
    <style:style style:name="P12" style:family="paragraph" style:parent-style-name="Standard">
      <style:paragraph-properties fo:margin-left="0.265cm" fo:margin-right="0cm" fo:text-align="justify" style:justify-single-word="false" fo:text-indent="-0.265cm" style:auto-text-indent="false"/>
    </style:style>
    <style:style style:name="P13" style:family="paragraph" style:parent-style-name="Standard" style:master-page-name="">
      <style:paragraph-properties fo:margin-left="0.265cm" fo:margin-right="0cm" fo:text-align="justify" style:justify-single-word="false" fo:text-indent="-0.265cm" style:auto-text-indent="false" style:page-number="auto"/>
    </style:style>
    <style:style style:name="P14" style:family="paragraph" style:parent-style-name="Standard">
      <style:paragraph-properties fo:margin-left="0.37cm" fo:margin-right="0cm" fo:text-indent="-0.37cm" style:auto-text-indent="false"/>
    </style:style>
    <style:style style:name="P15" style:family="paragraph" style:parent-style-name="Text_20_body">
      <style:paragraph-properties fo:margin-left="0.37cm" fo:margin-right="0cm" fo:text-indent="-0.37cm" style:auto-text-indent="false"/>
    </style:style>
    <style:style style:name="P16" style:family="paragraph" style:parent-style-name="Standard" style:master-page-name="">
      <style:paragraph-properties fo:margin-left="0.318cm" fo:margin-right="0cm" fo:text-align="justify" style:justify-single-word="false" fo:text-indent="-0.37cm" style:auto-text-indent="false" style:page-number="auto"/>
    </style:style>
    <style:style style:name="P17" style:family="paragraph" style:parent-style-name="Standard">
      <style:paragraph-properties fo:margin-left="0.318cm" fo:margin-right="0cm" fo:text-align="justify" style:justify-single-word="false" fo:text-indent="-0.37cm" style:auto-text-indent="false"/>
    </style:style>
    <style:style style:name="P18" style:family="paragraph" style:parent-style-name="Standard">
      <style:paragraph-properties fo:margin-left="0.318cm" fo:margin-right="0cm" fo:text-align="justify" style:justify-single-word="false" fo:text-indent="-0.37cm" style:auto-text-indent="false"/>
      <style:text-properties fo:font-size="10pt" style:font-size-asian="10pt" style:font-size-complex="10pt"/>
    </style:style>
    <style:style style:name="P19" style:family="paragraph" style:parent-style-name="Standard" style:master-page-name="">
      <style:paragraph-properties fo:margin-left="0.529cm" fo:margin-right="0cm" fo:text-indent="0cm" style:auto-text-indent="false" style:page-number="auto"/>
    </style:style>
    <style:style style:name="P20" style:family="paragraph" style:parent-style-name="Standard">
      <style:paragraph-properties fo:margin-left="0.529cm" fo:margin-right="0cm" fo:text-indent="0cm" style:auto-text-indent="false"/>
    </style:style>
    <style:style style:name="P21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margin-left="0.37cm" fo:margin-right="0cm" fo:text-indent="-0.37cm" style:auto-text-indent="false" fo:break-before="page"/>
    </style:style>
    <style:style style:name="P24" style:family="paragraph" style:parent-style-name="Table_20_Contents">
      <style:text-properties style:use-window-font-color="true" style:text-underline-style="none" fo:font-weight="bold" fo:background-color="transparent" style:font-weight-asian="bold" style:font-weight-complex="bold"/>
    </style:style>
    <style:style style:name="P25" style:family="paragraph" style:parent-style-name="Table_20_Contents"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fo:font-size="10pt" style:text-underline-style="none" fo:font-weight="bold" fo:background-color="transparent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use-window-font-color="true" fo:font-size="10pt" fo:font-weight="bold" fo:background-color="transparent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font-size="10pt" style:font-size-asian="10pt" style:font-size-complex="10pt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tracked-changes>
        <text:changed-region xml:id="ct241117168" text:id="ct241117168">
          <text:insertion>
            <office:change-info>
              <dc:creator>Gal Anonim</dc:creator>
              <dc:date>2019-03-19T17:27:00</dc:date>
            </office:change-info>
          </text:insertion>
        </text:changed-region>
        <text:changed-region xml:id="ct497626568" text:id="ct497626568">
          <text:insertion>
            <office:change-info>
              <dc:creator>Gal Anonim</dc:creator>
              <dc:date>2019-03-19T17:47:00</dc:date>
            </office:change-info>
          </text:insertion>
        </text:changed-region>
        <text:changed-region xml:id="ct497622824" text:id="ct497622824">
          <text:insertion>
            <office:change-info>
              <dc:creator>Gal Anonim</dc:creator>
              <dc:date>2019-03-19T17:32:00</dc:date>
            </office:change-info>
          </text:insertion>
        </text:changed-region>
        <text:changed-region xml:id="ct497624384" text:id="ct497624384">
          <text:insertion>
            <office:change-info>
              <dc:creator>Gal Anonim</dc:creator>
              <dc:date>2019-03-19T17:39:00</dc:date>
            </office:change-info>
          </text:insertion>
        </text:changed-region>
        <text:changed-region xml:id="ct497621992" text:id="ct497621992">
          <text:insertion>
            <office:change-info>
              <dc:creator>Gal Anonim</dc:creator>
              <dc:date>2019-03-19T17:33:00</dc:date>
            </office:change-info>
          </text:insertion>
        </text:changed-region>
        <text:changed-region xml:id="ct497621784" text:id="ct497621784">
          <text:insertion>
            <office:change-info>
              <dc:creator>Gal Anonim</dc:creator>
              <dc:date>2019-03-19T17:32:00</dc:date>
            </office:change-info>
          </text:insertion>
        </text:changed-region>
        <text:changed-region xml:id="ct497625320" text:id="ct497625320">
          <text:insertion>
            <office:change-info>
              <dc:creator>Gal Anonim</dc:creator>
              <dc:date>2019-03-19T17:54:00</dc:date>
            </office:change-info>
          </text:insertion>
        </text:changed-region>
        <text:changed-region xml:id="ct241115296" text:id="ct241115296">
          <text:insertion>
            <office:change-info>
              <dc:creator>Gal Anonim</dc:creator>
              <dc:date>2019-03-19T17:21:00</dc:date>
            </office:change-info>
          </text:insertion>
        </text:changed-region>
        <text:changed-region xml:id="ct497624280" text:id="ct497624280">
          <text:insertion>
            <office:change-info>
              <dc:creator>Gal Anonim</dc:creator>
              <dc:date>2019-03-19T17:34:00</dc:date>
            </office:change-info>
          </text:insertion>
        </text:changed-region>
        <text:changed-region xml:id="ct497624488" text:id="ct497624488">
          <text:insertion>
            <office:change-info>
              <dc:creator>Gal Anonim</dc:creator>
              <dc:date>2019-03-19T17:35:00</dc:date>
            </office:change-info>
          </text:insertion>
        </text:changed-region>
        <text:changed-region xml:id="ct497626464" text:id="ct497626464">
          <text:insertion>
            <office:change-info>
              <dc:creator>Gal Anonim</dc:creator>
              <dc:date>2019-03-19T17:45:00</dc:date>
            </office:change-info>
          </text:insertion>
        </text:changed-region>
        <text:changed-region xml:id="ct497625112" text:id="ct497625112">
          <text:format-change>
            <office:change-info>
              <dc:creator>Gal Anonim</dc:creator>
              <dc:date>2019-03-19T17:46:00</dc:date>
            </office:change-info>
          </text:format-change>
        </text:changed-region>
        <text:changed-region xml:id="ct497625008" text:id="ct497625008">
          <text:deletion>
            <office:change-info>
              <dc:creator>Gal Anonim</dc:creator>
              <dc:date>2019-03-19T17:46:00</dc:date>
            </office:change-info>
            <text:p text:style-name="P1"><text:s/>???</text:p>
          </text:deletion>
        </text:changed-region>
        <text:changed-region xml:id="ct497626672" text:id="ct497626672">
          <text:insertion>
            <office:change-info>
              <dc:creator>Gal Anonim</dc:creator>
              <dc:date>2019-03-19T18:00:00</dc:date>
            </office:change-info>
          </text:insertion>
        </text:changed-region>
        <text:changed-region xml:id="ct497624072" text:id="ct497624072">
          <text:insertion>
            <office:change-info>
              <dc:creator>Gal Anonim</dc:creator>
              <dc:date>2019-03-19T18:00:00</dc:date>
            </office:change-info>
          </text:insertion>
        </text:changed-region>
        <text:changed-region xml:id="ct497625424" text:id="ct497625424">
          <text:insertion>
            <office:change-info>
              <dc:creator>Gal Anonim</dc:creator>
              <dc:date>2019-03-19T18:02:00</dc:date>
            </office:change-info>
          </text:insertion>
        </text:changed-region>
        <text:changed-region xml:id="ct497625216" text:id="ct497625216">
          <text:deletion>
            <office:change-info>
              <dc:creator>Gal Anonim</dc:creator>
              <dc:date>2019-03-19T18:01:00</dc:date>
            </office:change-info>
            <text:p text:style-name="P2">Robert Płatkowski</text:p>
          </text:deletion>
        </text:changed-region>
        <text:changed-region xml:id="ct497625632" text:id="ct497625632">
          <text:insertion>
            <office:change-info>
              <dc:creator>Gal Anonim</dc:creator>
              <dc:date>2019-03-19T18:01:00</dc:date>
            </office:change-info>
          </text:insertion>
        </text:changed-region>
        <text:changed-region xml:id="ct497626048" text:id="ct497626048">
          <text:insertion>
            <office:change-info>
              <dc:creator>Gal Anonim</dc:creator>
              <dc:date>2019-03-19T18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1" text:outline-level="1">Raport z realizacji projektu:</text:h>
      <text:p text:style-name="P7"/>
      <text:p text:style-name="P9">Robot czyszczący tablicę – Robo-Gąbka</text:p>
      <text:p text:style-name="P10"/>
      <text:p text:style-name="P10">Zespół projektowy:</text:p>
      <text:p text:style-name="P19">Robert Płatkowski</text:p>
      <text:p text:style-name="P20">Tomasz Pogłud</text:p>
      <text:p text:style-name="P10">osoba prowadząca projekt:</text:p>
      <text:p text:style-name="P19">Tomasz Pogłud</text:p>
      <text:p text:style-name="Standard"/>
      <text:p text:style-name="Standard"/>
      <text:p text:style-name="Standard"/>
      <text:h text:style-name="Heading_20_1" text:outline-level="1">2. Cel i zakres projektu</text:h>
      <text:p text:style-name="P8"/>
      <text:p text:style-name="P8">Celem projektu jest wykonanie platformy mobilnej - robota poruszającego się po pionowej tablicy o metalowej ścianie tylnej umożliwiającej zamocowanie robota za pomocą magnesów.</text:p>
      <text:p text:style-name="P8"/>
      <text:p text:style-name="P8">Zakres projektu obejmuje:</text:p>
      <text:p text:style-name="P11">- zaprojektowanie i wykonanie podwozia robota umożliwiającego poruszanie się po pionowej metalowej tablicy w dowolnym kierunku oraz czyszczenie tablicy</text:p>
      <text:p text:style-name="P13">- zaprojektowanie i wykonanie napędu robota wraz ze sterownikiem prędkości obrotowej i kierunku obrotów silników</text:p>
      <text:p text:style-name="P12">- zaprojektowanie i wykonanie modułu zasilającego (akumulator, przetwornica step-down)</text:p>
      <text:p text:style-name="P12">- zaprojektowanie i wykonanie sensorów umożliwiających wykrywanie dotarcia robota do brzegu tablicy (sensory zbliżeniowe) oraz orientację robota w czterech podstawowych kierunkach (góra, dół, lewo, prawo tablicy - sensory wychylenia)</text:p>
      <text:p text:style-name="P12">- zaprojektowanie i wykonanie modułu komunikacji wifi umożliwiającego sterowanie ruchem robota oraz włączaniem/wyłączaniem automatycznego czyszczenia tablicy</text:p>
      <text:p text:style-name="P12">- zaprojektowanie i wykonanie kontrolera robota przetwarzającego sygnały z sensorów i modułu komunikacji oraz sterującego pracą sterownika silników</text:p>
      <text:p text:style-name="P12">- zaprogramowanie kontrolera robota</text:p>
      <text:p text:style-name="P12">- stworzenie aplikacji na smartfon służącej do komunikacji z robotem (sterowania ruchem, włączania/wyłączania automatycznego czyszczenia tablicy)</text:p>
      <text:p text:style-name="P8"/>
      <text:h text:style-name="P22" text:outline-level="1">3. Założenia projektu</text:h>
      <text:p text:style-name="Standard"/>
      <text:p text:style-name="P16">- podwozie robota zostanie zaprojektowane w środowisku AutoCAD i wydrukowane z tworzywa ABS na drukarce 3D;</text:p>
      <text:p text:style-name="P17">- elementy napędu (silniki, przekładnie, koła, elementy podpierające) będą standardowymi <text:s text:c="3"/>elementami dostępnymi w sprzedaży;</text:p>
      <text:p text:style-name="P17">- jako kontroler zostanie wykorzystana któraś z płytek bazowych z platformy Arduino (np. Arduino Micro z kontrolerem AVR Atmega32U4);</text:p>
      <text:p text:style-name="P17">- moduł wifi, sterownik silników oraz sensory będą standardowymi modułami dostępnymi w sprzedaży, kompatybilnymi z platformą Arduino (zasilanie 5V, sygnały napięciowe 5V);</text:p>
      <text:p text:style-name="P17">- do zaprogramowania kontrolera robota użyte zostanie środowisko Arduino IDE;</text:p>
      <text:p text:style-name="P17">- do napisania aplikacji sterującej robotem za pośrednictwem smartfona z systemem operacyjnym Android zostanie wykorzystane środowisko MIT App Inventor 2</text:p>
      <text:p text:style-name="P14"/>
      <text:p text:style-name="P14"/>
      <text:h text:style-name="P22" text:outline-level="1">4. Podział zadań w ramach projektu</text:h>
      <text:p text:style-name="P1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C"/>
        <table:table-row>
          <table:table-cell table:style-name="Tabela1.A1" office:value-type="string">
            <text:p text:style-name="P4">Zadanie</text:p>
          </table:table-cell>
          <table:table-cell table:style-name="Tabela1.A1" office:value-type="string">
            <text:p text:style-name="P4">Osoba wykonująca</text:p>
          </table:table-cell>
          <table:table-cell table:style-name="Tabela1.C1" office:value-type="string">
            <text:p text:style-name="P4">Planowana data rozpoczęcia</text:p>
          </table:table-cell>
          <table:table-cell table:style-name="Tabela1.A1" office:value-type="string">
            <text:p text:style-name="P4">Planowana data zakończenia</text:p>
          </table:table-cell>
          <table:table-cell table:style-name="Tabela1.C1" office:value-type="string">
            <text:p text:style-name="P4">Rzeczywista data rozpoczęcia</text:p>
          </table:table-cell>
          <table:table-cell table:style-name="Tabela1.F1" office:value-type="string">
            <text:p text:style-name="P4">Rzeczywista data zakończenia</text:p>
          </table:table-cell>
        </table:table-row>
        <table:table-row>
          <table:table-cell table:style-name="Tabela1.A2" table:number-columns-spanned="2" office:value-type="string">
            <text:p text:style-name="P26">Etap 01</text:p>
          </table:table-cell>
          <table:covered-table-cell/>
          <table:table-cell table:style-name="Tabela1.C2" office:value-type="date" office:date-value="2019-03-01">
            <text:p text:style-name="P25">1.03.2019</text:p>
          </table:table-cell>
          <table:table-cell table:style-name="Tabela1.D2" office:value-type="date" office:date-value="2019-03-31">
            <text:p text:style-name="P25">31.03.2019</text:p>
          </table:table-cell>
          <table:table-cell table:style-name="Tabela1.C2" office:value-type="date" office:date-value="2019-03-01">
            <text:p text:style-name="P25">1.03.2019</text:p>
          </table:table-cell>
          <table:table-cell table:style-name="Tabela1.F2">
            <text:p text:style-name="P24"/>
          </table:table-cell>
        </table:table-row>
        <table:table-row>
          <table:table-cell table:style-name="Tabela1.A3" office:value-type="string">
            <text:p text:style-name="P6">Utworzenie repozytorium projektu na GitHub.com</text:p>
          </table:table-cell>
          <table:table-cell table:style-name="Tabela1.A3" office:value-type="string">
            <text:p text:style-name="P6">Tomasz Pogłud</text:p>
          </table:table-cell>
          <table:table-cell table:style-name="Tabela1.C3" office:value-type="date" office:date-value="2019-03-01">
            <text:p text:style-name="P6">1.03.2019</text:p>
          </table:table-cell>
          <table:table-cell table:style-name="Tabela1.D3" office:value-type="date" office:date-value="2019-03-06">
            <text:p text:style-name="P6">6.03.2019</text:p>
          </table:table-cell>
          <table:table-cell table:style-name="Tabela1.C3" office:value-type="date" office:date-value="2019-03-01">
            <text:p text:style-name="P6">1.03.2019</text:p>
          </table:table-cell>
          <table:table-cell table:style-name="Tabela1.F3" office:value-type="date" office:date-value="2019-03-06">
            <text:p text:style-name="P6">6.03.2019</text:p>
          </table:table-cell>
        </table:table-row>
        <table:table-row>
          <table:table-cell table:style-name="Tabela1.A3" office:value-type="string">
            <text:p text:style-name="P2">Zdefiniowanie zadań, <text:s/>utworzenie harmonogramu oraz podział realizacji zadań</text:p>
          </table:table-cell>
          <table:table-cell table:style-name="Tabela1.A3" office:value-type="string">
            <text:p text:style-name="P2">Robert Płatkowski</text:p>
            <text:p text:style-name="P2">Tomasz Pogłud</text:p>
          </table:table-cell>
          <table:table-cell table:style-name="Tabela1.C3" office:value-type="date" office:date-value="2019-03-04">
            <text:p text:style-name="P2">4.03.2019</text:p>
          </table:table-cell>
          <table:table-cell table:style-name="Tabela1.D3" office:value-type="date" office:date-value="2019-03-15">
            <text:p text:style-name="P2">15.03.2019</text:p>
          </table:table-cell>
          <table:table-cell table:style-name="Tabela1.C3" office:value-type="date" office:date-value="2019-03-06">
            <text:p text:style-name="P2"><text:change-start text:change-id="ct241117168"/>6.03.2019<text:change-end text:change-id="ct241117168"/></text:p>
          </table:table-cell>
          <table:table-cell table:style-name="Tabela1.F3" office:value-type="date" office:date-value="2019-03-18">
            <text:p text:style-name="P2"><text:change-start text:change-id="ct497626568"/>18.03.2019<text:change-end text:change-id="ct497626568"/></text:p>
          </table:table-cell>
        </table:table-row>
        <table:table-row>
          <table:table-cell table:style-name="Tabela1.A3" office:value-type="string">
            <text:p text:style-name="P2">Wybór narzędzi programistycznych</text:p>
          </table:table-cell>
          <table:table-cell table:style-name="Tabela1.A3" office:value-type="string">
            <text:p text:style-name="P2">Robert Płatkowski</text:p>
            <text:p text:style-name="P2">Tomasz Pogłud</text:p>
          </table:table-cell>
          <table:table-cell table:style-name="Tabela1.C3" office:value-type="date" office:date-value="2019-03-11">
            <text:p text:style-name="P2">11.03.2019</text:p>
          </table:table-cell>
          <table:table-cell table:style-name="Tabela1.D3" office:value-type="date" office:date-value="2019-03-17">
            <text:p text:style-name="P2">17.03.2019</text:p>
          </table:table-cell>
          <table:table-cell table:style-name="Tabela1.C3" office:value-type="date" office:date-value="2019-03-06">
            <text:p text:style-name="P2"><text:change-start text:change-id="ct497622824"/>6.03.2019<text:change-end text:change-id="ct497622824"/></text:p>
          </table:table-cell>
          <table:table-cell table:style-name="Tabela1.F3" office:value-type="date" office:date-value="2019-03-18">
            <text:p text:style-name="P2"><text:change-start text:change-id="ct497624384"/>18.03.2019<text:change-end text:change-id="ct497624384"/></text:p>
          </table:table-cell>
        </table:table-row>
        <table:table-row>
          <table:table-cell table:style-name="Tabela1.A3" office:value-type="string">
            <text:p text:style-name="P2">Utworzenie harmonogramu aktualizacji strony projektu</text:p>
          </table:table-cell>
          <table:table-cell table:style-name="Tabela1.A3" office:value-type="string">
            <text:p text:style-name="P2">Robert Płatkowski</text:p>
          </table:table-cell>
          <table:table-cell table:style-name="Tabela1.C3" office:value-type="date" office:date-value="2019-03-11">
            <text:p text:style-name="P2">11.03.2019</text:p>
          </table:table-cell>
          <table:table-cell table:style-name="Tabela1.D3" office:value-type="date" office:date-value="2019-03-17">
            <text:p text:style-name="P2">17.03.2019</text:p>
          </table:table-cell>
          <table:table-cell table:style-name="Tabela1.C3" office:value-type="date" office:date-value="2019-03-09">
            <text:p text:style-name="P2"><text:change-start text:change-id="ct497621992"/>9<text:change-end text:change-id="ct497621992"/><text:change-start text:change-id="ct497621784"/>.03.2019<text:change-end text:change-id="ct497621784"/></text:p>
          </table:table-cell>
          <table:table-cell table:style-name="Tabela1.F3" office:value-type="date" office:date-value="2019-03-09">
            <text:p text:style-name="P2"><text:change-start text:change-id="ct497625320"/>9.03.2019<text:change-end text:change-id="ct497625320"/></text:p>
          </table:table-cell>
        </table:table-row>
        <table:table-row>
          <table:table-cell table:style-name="Tabela1.A3" office:value-type="string">
            <text:p text:style-name="P2">Utworzenie strony projektu na Pages.GitHub.com</text:p>
          </table:table-cell>
          <table:table-cell table:style-name="Tabela1.A3" office:value-type="string">
            <text:p text:style-name="P2"><text:change-start text:change-id="ct241115296"/>Tomasz Pogłud<text:change-end text:change-id="ct241115296"/></text:p>
          </table:table-cell>
          <table:table-cell table:style-name="Tabela1.C3" office:value-type="date" office:date-value="2019-03-25">
            <text:p text:style-name="P2">25.03.2019</text:p>
          </table:table-cell>
          <table:table-cell table:style-name="Tabela1.D3" office:value-type="date" office:date-value="2019-03-29">
            <text:p text:style-name="P2">29.03.2019</text:p>
          </table:table-cell>
          <table:table-cell table:style-name="Tabela1.C3" office:value-type="date" office:date-value="2019-03-11">
            <text:p text:style-name="P2"><text:change-start text:change-id="ct497624280"/>11.03.2019<text:change-end text:change-id="ct497624280"/></text:p>
          </table:table-cell>
          <table:table-cell table:style-name="Tabela1.F3" office:value-type="date" office:date-value="2019-03-18">
            <text:p text:style-name="P2"><text:change-start text:change-id="ct497624488"/>18.03.2019<text:change-end text:change-id="ct497624488"/></text:p>
          </table:table-cell>
        </table:table-row>
        <table:table-row>
          <table:table-cell table:style-name="Tabela1.A3" office:value-type="string">
            <text:p text:style-name="P2">Aktualizacja strony projektu – podsumowanie etapu 1</text:p>
          </table:table-cell>
          <table:table-cell table:style-name="Tabela1.A3" office:value-type="string">
            <text:p text:style-name="P2">Robert Płatkowski</text:p>
          </table:table-cell>
          <table:table-cell table:style-name="Tabela1.C3" office:value-type="date" office:date-value="2019-03-30">
            <text:p text:style-name="P2">30.03.2019</text:p>
          </table:table-cell>
          <table:table-cell table:style-name="Tabela1.D3" office:value-type="date" office:date-value="2019-03-30">
            <text:p text:style-name="P2">30.03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2" table:number-columns-spanned="2" office:value-type="string">
            <text:p text:style-name="P5">Etap 02</text:p>
          </table:table-cell>
          <table:covered-table-cell/>
          <table:table-cell table:style-name="Tabela1.C2" office:value-type="date" office:date-value="2019-04-01">
            <text:p text:style-name="P4">1.04.2019</text:p>
          </table:table-cell>
          <table:table-cell table:style-name="Tabela1.D2" office:value-type="date" office:date-value="2019-04-30">
            <text:p text:style-name="P4">30.04.2019</text:p>
          </table:table-cell>
          <table:table-cell table:style-name="Tabela1.C2">
            <text:p text:style-name="P4"/>
          </table:table-cell>
          <table:table-cell table:style-name="Tabela1.F9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2">Określenie i opis przypadków użycia prototypu</text:p>
          </table:table-cell>
          <table:table-cell table:style-name="Tabela1.A3" office:value-type="string">
            <text:p text:style-name="P2">Robert Płatkowski</text:p>
            <text:p text:style-name="P2">Tomasz Pogłud</text:p>
          </table:table-cell>
          <table:table-cell table:style-name="Tabela1.C3" office:value-type="date" office:date-value="2019-04-01">
            <text:p text:style-name="P2">1.04.2019</text:p>
          </table:table-cell>
          <table:table-cell table:style-name="Tabela1.A3" office:value-type="string">
            <text:p text:style-name="P2"><text:line-break/>7.04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 table:style-name="Tabela1.11">
          <table:table-cell table:style-name="Tabela1.A3" office:value-type="string">
            <text:p text:style-name="P2">Dobór sensorów dotarcia do krawędzi</text:p>
          </table:table-cell>
          <table:table-cell table:style-name="Tabela1.A3" office:value-type="string">
            <text:p text:style-name="P2">Robert Płatkowski</text:p>
          </table:table-cell>
          <table:table-cell table:style-name="Tabela1.C3" office:value-type="date" office:date-value="2019-04-08">
            <text:p text:style-name="P2">8.04.2019</text:p>
          </table:table-cell>
          <table:table-cell table:style-name="Tabela1.A3" office:value-type="string">
            <text:p text:style-name="P2">14.04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 table:style-name="Tabela1.11">
          <table:table-cell table:style-name="Tabela1.A3" office:value-type="string">
            <text:p text:style-name="P2">Dobór sensorów orientacji</text:p>
          </table:table-cell>
          <table:table-cell table:style-name="Tabela1.A3" office:value-type="string">
            <text:p text:style-name="P2">Robert Płatkowski</text:p>
          </table:table-cell>
          <table:table-cell table:style-name="Tabela1.C3" office:value-type="date" office:date-value="2019-04-08">
            <text:p text:style-name="P2">8.04.2019</text:p>
          </table:table-cell>
          <table:table-cell table:style-name="Tabela1.A3" office:value-type="string">
            <text:p text:style-name="P2">14.04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 table:style-name="Tabela1.11">
          <table:table-cell table:style-name="Tabela1.A3" office:value-type="string">
            <text:p text:style-name="P2">Dobór modułu komunikacji wifi</text:p>
          </table:table-cell>
          <table:table-cell table:style-name="Tabela1.A3" office:value-type="string">
            <text:p text:style-name="P2">Robert Płatkowski</text:p>
          </table:table-cell>
          <table:table-cell table:style-name="Tabela1.C3" office:value-type="date" office:date-value="2019-04-08">
            <text:p text:style-name="P2">8.04.2019</text:p>
          </table:table-cell>
          <table:table-cell table:style-name="Tabela1.A3" office:value-type="string">
            <text:p text:style-name="P2">14.04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 table:style-name="Tabela1.11">
          <table:table-cell table:style-name="Tabela1.A3" office:value-type="string">
            <text:p text:style-name="P2">Dobór kontrolera robota</text:p>
          </table:table-cell>
          <table:table-cell table:style-name="Tabela1.A3" office:value-type="string">
            <text:p text:style-name="P2">Robert Płatkowski</text:p>
          </table:table-cell>
          <table:table-cell table:style-name="Tabela1.C3" office:value-type="date" office:date-value="2019-04-08">
            <text:p text:style-name="P2">8.04.2019</text:p>
          </table:table-cell>
          <table:table-cell table:style-name="Tabela1.A3" office:value-type="string">
            <text:p text:style-name="P2">14.04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 table:style-name="Tabela1.11">
          <table:table-cell table:style-name="Tabela1.A3" office:value-type="string">
            <text:p text:style-name="P2">Zaprojektowanie zasilania</text:p>
          </table:table-cell>
          <table:table-cell table:style-name="Tabela1.A3" office:value-type="string">
            <text:p text:style-name="P2">Robert Płatkowski</text:p>
          </table:table-cell>
          <table:table-cell table:style-name="Tabela1.C3" office:value-type="date" office:date-value="2019-04-08">
            <text:p text:style-name="P2">8.04.2019</text:p>
          </table:table-cell>
          <table:table-cell table:style-name="Tabela1.D3" office:value-type="date" office:date-value="2019-04-14">
            <text:p text:style-name="P2">14.04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Zaprojektowanie napędu</text:p>
          </table:table-cell>
          <table:table-cell table:style-name="Tabela1.A3" office:value-type="string">
            <text:p text:style-name="P2">Tomasz Pogłud</text:p>
          </table:table-cell>
          <table:table-cell table:style-name="Tabela1.E8" office:value-type="string">
            <text:p text:style-name="P2"><text:line-break/>8.04.2019</text:p>
          </table:table-cell>
          <table:table-cell table:style-name="Tabela1.D3" office:value-type="date" office:date-value="2019-04-19">
            <text:p text:style-name="P2">19.04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Zaprojektowanie testowego podwozia (pierwszy prototyp), doświadczalny dobór parametrów napędu i mocowania do tablicy oraz rozmieszczenia elementów</text:p>
          </table:table-cell>
          <table:table-cell table:style-name="Tabela1.A3" office:value-type="string">
            <text:p text:style-name="P2">Tomasz Pogłud</text:p>
          </table:table-cell>
          <table:table-cell table:style-name="Tabela1.C3" office:value-type="date" office:date-value="2019-04-15">
            <text:p text:style-name="P2">15.04.2019</text:p>
          </table:table-cell>
          <table:table-cell table:style-name="Tabela1.D3" office:value-type="date" office:date-value="2019-04-26">
            <text:p text:style-name="P2">26.04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Napisanie programów testowych dla kontrolera (test modułu komunikacji wifi, test sterowania napędem, test odczytu sensorów)</text:p>
          </table:table-cell>
          <table:table-cell table:style-name="Tabela1.A3" office:value-type="string">
            <text:p text:style-name="P2">Robert Płatkowski</text:p>
          </table:table-cell>
          <table:table-cell table:style-name="Tabela1.C3" office:value-type="date" office:date-value="2019-04-15">
            <text:p text:style-name="P2">15.04.2019</text:p>
          </table:table-cell>
          <table:table-cell table:style-name="Tabela1.D3" office:value-type="date" office:date-value="2019-04-26">
            <text:p text:style-name="P2">26.04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Wykonanie pierwszego prototypu: <text:line-break/>Montaż wszystkich modułów pierwszego prototypu, test mocowania do tablicy, test napędu, test połączeń elektronicznych modułów, test komunikacji</text:p>
          </table:table-cell>
          <table:table-cell table:style-name="Tabela1.A3" office:value-type="string">
            <text:p text:style-name="P2">Robert Płatkowski</text:p>
            <text:p text:style-name="P2">Tomasz Pogłud</text:p>
          </table:table-cell>
          <table:table-cell table:style-name="Tabela1.C3" office:value-type="date" office:date-value="2019-04-27">
            <text:p text:style-name="P2">27.04.2019</text:p>
          </table:table-cell>
          <table:table-cell table:style-name="Tabela1.D3" office:value-type="date" office:date-value="2019-04-29">
            <text:p text:style-name="P2">29.04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Aktualizacja strony projektu – podsumowanie etapu 2</text:p>
          </table:table-cell>
          <table:table-cell table:style-name="Tabela1.A3" office:value-type="string">
            <text:p text:style-name="P2">Robert Płatkowski</text:p>
          </table:table-cell>
          <table:table-cell table:style-name="Tabela1.C3" office:value-type="date" office:date-value="2019-04-30">
            <text:p text:style-name="P2">30.04.2019</text:p>
          </table:table-cell>
          <table:table-cell table:style-name="Tabela1.D3" office:value-type="date" office:date-value="2019-04-30">
            <text:p text:style-name="P2">30.04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ext:soft-page-break/>
        <table:table-row>
          <table:table-cell table:style-name="Tabela1.A2" table:number-columns-spanned="2" office:value-type="string">
            <text:p text:style-name="P5">Etap 03</text:p>
          </table:table-cell>
          <table:covered-table-cell/>
          <table:table-cell table:style-name="Tabela1.C2" office:value-type="date" office:date-value="2019-05-01">
            <text:p text:style-name="P4">1.05.2019</text:p>
          </table:table-cell>
          <table:table-cell table:style-name="Tabela1.D2" office:value-type="date" office:date-value="2019-05-31">
            <text:p text:style-name="P4">31.05.2019</text:p>
          </table:table-cell>
          <table:table-cell table:style-name="Tabela1.C2">
            <text:p text:style-name="P4"/>
          </table:table-cell>
          <table:table-cell table:style-name="Tabela1.F9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2">Zaprojektowanie podwozia dla ostatecznego prototypu (model w CAD)</text:p>
          </table:table-cell>
          <table:table-cell table:style-name="Tabela1.A3" office:value-type="string">
            <text:p text:style-name="P2">Tomasz Pogłud</text:p>
          </table:table-cell>
          <table:table-cell table:style-name="Tabela1.E8" office:value-type="string">
            <text:p text:style-name="P2"/>
            <text:p text:style-name="P2">1.05.2019</text:p>
          </table:table-cell>
          <table:table-cell table:style-name="Tabela1.A3" office:value-type="string">
            <text:p text:style-name="P2"/>
            <text:p text:style-name="P2">10.05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Wykonanie podwozia (wydruk 3D)</text:p>
          </table:table-cell>
          <table:table-cell table:style-name="Tabela1.A3" office:value-type="string">
            <text:p text:style-name="P2">Tomasz Pogłud</text:p>
          </table:table-cell>
          <table:table-cell table:style-name="Tabela1.E8" office:value-type="string">
            <text:p text:style-name="P2"><text:line-break/>11.05.2019</text:p>
          </table:table-cell>
          <table:table-cell table:style-name="Tabela1.A3" office:value-type="string">
            <text:p text:style-name="P2"><text:line-break/>15.05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Napisanie i instalacja programu kontrolera</text:p>
          </table:table-cell>
          <table:table-cell table:style-name="Tabela1.A3" office:value-type="string">
            <text:p text:style-name="P2">Robert Płatkowski</text:p>
          </table:table-cell>
          <table:table-cell table:style-name="Tabela1.E8" office:value-type="string">
            <text:p text:style-name="P2"><text:line-break/>1.05.2019</text:p>
          </table:table-cell>
          <table:table-cell table:style-name="Tabela1.A3" office:value-type="string">
            <text:p text:style-name="P2"><text:line-break/>15.05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Napisanie i instalacja aplikacji na smartfona</text:p>
          </table:table-cell>
          <table:table-cell table:style-name="Tabela1.A3" office:value-type="string">
            <text:p text:style-name="P2">Tomasz Pogłud</text:p>
          </table:table-cell>
          <table:table-cell table:style-name="Tabela1.E8" office:value-type="string">
            <text:p text:style-name="P2"><text:line-break/>11.05.2019</text:p>
          </table:table-cell>
          <table:table-cell table:style-name="Tabela1.A3" office:value-type="string">
            <text:p text:style-name="P2"><text:line-break/>15.05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Montaż ostatecznego prototypu. Zaprogramowanie układu kontrolera</text:p>
          </table:table-cell>
          <table:table-cell table:style-name="Tabela1.A3" office:value-type="string">
            <text:p text:style-name="P2">Robert Płatkowski</text:p>
            <text:p text:style-name="P2">Tomasz Pogłud</text:p>
          </table:table-cell>
          <table:table-cell table:style-name="Tabela1.C3" office:value-type="date" office:date-value="2019-05-16">
            <text:p text:style-name="P2">16.05.2019</text:p>
          </table:table-cell>
          <table:table-cell table:style-name="Tabela1.D3" office:value-type="date" office:date-value="2019-05-19">
            <text:p text:style-name="P2">19.05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Wykonanie testów prototypu. Przeprowadzenie badań</text:p>
          </table:table-cell>
          <table:table-cell table:style-name="Tabela1.A3" office:value-type="string">
            <text:p text:style-name="P2">Robert Płatkowski</text:p>
            <text:p text:style-name="P2">Tomasz Pogłud</text:p>
          </table:table-cell>
          <table:table-cell table:style-name="Tabela1.C3" office:value-type="date" office:date-value="2019-05-20">
            <text:p text:style-name="P2">20.05.2019</text:p>
          </table:table-cell>
          <table:table-cell table:style-name="Tabela1.D3" office:value-type="date" office:date-value="2019-05-29">
            <text:p text:style-name="P2">29.05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Opracowanie dokumentacji i sprawozdania z projektu</text:p>
          </table:table-cell>
          <table:table-cell table:style-name="Tabela1.A3" office:value-type="string">
            <text:p text:style-name="P2">Robert Płatkowski</text:p>
            <text:p text:style-name="P2">Tomasz Pogłud</text:p>
          </table:table-cell>
          <table:table-cell table:style-name="Tabela1.C3" office:value-type="date" office:date-value="2019-05-20">
            <text:p text:style-name="P2">20.05.2019</text:p>
          </table:table-cell>
          <table:table-cell table:style-name="Tabela1.D3" office:value-type="date" office:date-value="2019-05-30">
            <text:p text:style-name="P2">30.05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Aktualizacja strony projektu – podsumowanie etapu 3</text:p>
          </table:table-cell>
          <table:table-cell table:style-name="Tabela1.A3" office:value-type="string">
            <text:p text:style-name="P2">Robert Płatkowski</text:p>
          </table:table-cell>
          <table:table-cell table:style-name="Tabela1.C3" office:value-type="date" office:date-value="2019-05-30">
            <text:p text:style-name="P2">30.05.2019</text:p>
          </table:table-cell>
          <table:table-cell table:style-name="Tabela1.D3" office:value-type="date" office:date-value="2019-05-31">
            <text:p text:style-name="P2">31.05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2" table:number-columns-spanned="2" office:value-type="string">
            <text:p text:style-name="P5">Etap 04</text:p>
          </table:table-cell>
          <table:covered-table-cell/>
          <table:table-cell table:style-name="Tabela1.C2" office:value-type="date" office:date-value="2019-06-01">
            <text:p text:style-name="P4">1.06.2019</text:p>
          </table:table-cell>
          <table:table-cell table:style-name="Tabela1.D2" office:value-type="date" office:date-value="2019-06-30">
            <text:p text:style-name="P4">30.06.2019</text:p>
          </table:table-cell>
          <table:table-cell table:style-name="Tabela1.C2">
            <text:p text:style-name="P4"/>
          </table:table-cell>
          <table:table-cell table:style-name="Tabela1.F9" office:value-type="string">
            <text:p text:style-name="P5"/>
          </table:table-cell>
        </table:table-row>
        <table:table-row>
          <table:table-cell table:style-name="Tabela1.A3" office:value-type="string">
            <text:p text:style-name="P2">Przygotowanie prezentacji na obronę projektu</text:p>
          </table:table-cell>
          <table:table-cell table:style-name="Tabela1.A3" office:value-type="string">
            <text:p text:style-name="P2">Robert Płatkowski</text:p>
            <text:p text:style-name="P2">Tomasz Pogłud</text:p>
          </table:table-cell>
          <table:table-cell table:style-name="Tabela1.C3" office:value-type="date" office:date-value="2019-06-01">
            <text:p text:style-name="P2">1.06.2019</text:p>
          </table:table-cell>
          <table:table-cell table:style-name="Tabela1.D3" office:value-type="date" office:date-value="2019-06-05">
            <text:p text:style-name="P2">5.06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  <table:table-row>
          <table:table-cell table:style-name="Tabela1.A3" office:value-type="string">
            <text:p text:style-name="P2">Aktualizacja strony projektu – podsumowanie etapu 4</text:p>
          </table:table-cell>
          <table:table-cell table:style-name="Tabela1.A3" office:value-type="string">
            <text:p text:style-name="P2">Robert Płatkowski</text:p>
          </table:table-cell>
          <table:table-cell table:style-name="Tabela1.C3" office:value-type="date" office:date-value="2019-06-06">
            <text:p text:style-name="P2">6.06.2019</text:p>
          </table:table-cell>
          <table:table-cell table:style-name="Tabela1.D3" office:value-type="date" office:date-value="2019-06-07">
            <text:p text:style-name="P2">7.06.2019</text:p>
          </table:table-cell>
          <table:table-cell table:style-name="Tabela1.E8" office:value-type="string">
            <text:p text:style-name="P2"/>
          </table:table-cell>
          <table:table-cell table:style-name="Tabela1.F8" office:value-type="string">
            <text:p text:style-name="P2"/>
          </table:table-cell>
        </table:table-row>
      </table:table>
      <text:p text:style-name="P14"/>
      <text:h text:style-name="P23" text:outline-level="1">5. Wybór narzędzi programistycznych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Zadanie</text:p>
          </table:table-cell>
          <table:table-cell table:style-name="Table1.B1" office:value-type="string">
            <text:p text:style-name="P4">Oprogramowanie</text:p>
          </table:table-cell>
        </table:table-row>
        <table:table-row>
          <table:table-cell table:style-name="Table1.A2" office:value-type="string">
            <text:p text:style-name="P2">Utworzenie, aktualizacja repozytorium projektu.<text:line-break/>Aktualizacja strony internetowej projektu</text:p>
          </table:table-cell>
          <table:table-cell table:style-name="Table1.B2" office:value-type="string">
            <text:p text:style-name="P2">Github.com</text:p>
            <text:p text:style-name="P2">Github Desktop</text:p>
          </table:table-cell>
        </table:table-row>
        <table:table-row>
          <table:table-cell table:style-name="Table1.A2" office:value-type="string">
            <text:p text:style-name="P2">Utworzenie szablonu strony internetowej projektu, aktualizacja treści</text:p>
          </table:table-cell>
          <table:table-cell table:style-name="Table1.B2" office:value-type="string">
            <text:p text:style-name="P2">Aptana Studio 3<text:change-start text:change-id="ct497626464"/>, Notepad++<text:change-end text:change-id="ct497626464"/></text:p>
          </table:table-cell>
        </table:table-row>
        <table:table-row>
          <table:table-cell table:style-name="Table1.A2" office:value-type="string">
            <text:p text:style-name="P2">Dokumentacja projektu<text:line-break/>Sprawozdanie</text:p>
          </table:table-cell>
          <table:table-cell table:style-name="Table1.B2" office:value-type="string">
            <text:p text:style-name="P2">Apache OpenOffice 4 Writer</text:p>
          </table:table-cell>
        </table:table-row>
        <table:table-row>
          <table:table-cell table:style-name="Table1.A2" office:value-type="string">
            <text:p text:style-name="P2">Określenie i opis przypadków użycia prototypu</text:p>
          </table:table-cell>
          <table:table-cell table:style-name="Table1.B2" office:value-type="string">
            <text:p text:style-name="P2">Star UML</text:p>
          </table:table-cell>
        </table:table-row>
        <table:table-row>
          <table:table-cell table:style-name="Table1.A2" office:value-type="string">
            <text:p text:style-name="P2">Zaprojektowanie podwozia prototypu</text:p>
          </table:table-cell>
          <table:table-cell table:style-name="Table1.B2" office:value-type="string">
            <text:p text:style-name="P1"><text:change-start text:change-id="ct497625112"/>AutoCAD<text:change-end text:change-id="ct497625112"/><text:change text:change-id="ct497625008"/></text:p>
          </table:table-cell>
        </table:table-row>
        <table:table-row>
          <table:table-cell table:style-name="Table1.A2" office:value-type="string">
            <text:p text:style-name="P2">Napisanie programu dla kontrolera</text:p>
          </table:table-cell>
          <table:table-cell table:style-name="Table1.B2" office:value-type="string">
            <text:p text:style-name="P2">Arduino IDE</text:p>
          </table:table-cell>
        </table:table-row>
        <table:table-row>
          <table:table-cell table:style-name="Table1.A2" office:value-type="string">
            <text:p text:style-name="P2">Utworzenie aplikacji sterującej na smartfon (Android)</text:p>
          </table:table-cell>
          <table:table-cell table:style-name="Table1.B2" office:value-type="string">
            <text:p text:style-name="P18">MIT App Inventor 2</text:p>
          </table:table-cell>
        </table:table-row>
        <table:table-row>
          <table:table-cell table:style-name="Table1.A2" office:value-type="string">
            <text:p text:style-name="P2">Dokumentacja oprogramowania</text:p>
          </table:table-cell>
          <table:table-cell table:style-name="Table1.B2" office:value-type="string">
            <text:p text:style-name="P2">Doxygen</text:p>
          </table:table-cell>
        </table:table-row>
        <table:table-row>
          <table:table-cell table:style-name="Table1.A2" office:value-type="string">
            <text:p text:style-name="P2">Prezentacja na obronę projektu</text:p>
          </table:table-cell>
          <table:table-cell table:style-name="Table1.B2" office:value-type="string">
            <text:p text:style-name="P2">Apache OpenOffice 4 Impress <text:line-break/>opcjonalnie:<text:line-break/>GIMP (obróbka zdjęć)<text:line-break/>VirtualDub (montaż video)</text:p>
          </table:table-cell>
        </table:table-row>
      </table:table>
      <text:p text:style-name="P15"/>
      <text:h text:style-name="P23" text:outline-level="1">6. Harmonogram aktualizacji strony projektu</text:h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4">Aktualizacja</text:p>
          </table:table-cell>
          <table:table-cell table:style-name="Table2.A1" office:value-type="string">
            <text:p text:style-name="P4">Osoba wykonująca</text:p>
          </table:table-cell>
          <table:table-cell table:style-name="Table2.A1" office:value-type="string">
            <text:p text:style-name="P4">Rodzaj aktualizacji</text:p>
          </table:table-cell>
          <table:table-cell table:style-name="Table2.A1" office:value-type="string">
            <text:p text:style-name="P4">Planowana data aktualizacji</text:p>
          </table:table-cell>
          <table:table-cell table:style-name="Table2.E1" office:value-type="string">
            <text:p text:style-name="P4">Rzeczywista data aktualizacji</text:p>
          </table:table-cell>
        </table:table-row>
        <table:table-row>
          <table:table-cell table:style-name="Table2.A2" table:number-columns-spanned="5" office:value-type="string">
            <text:p text:style-name="P5">Etap 01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">Utworzenie repozytorium projektu na GitHub.com</text:p>
          </table:table-cell>
          <table:table-cell table:style-name="Table2.A3" office:value-type="string">
            <text:p text:style-name="P2">Tomasz Pogłud</text:p>
          </table:table-cell>
          <table:table-cell table:style-name="Table2.A3" office:value-type="string">
            <text:p text:style-name="P2">Repozytorium plików</text:p>
          </table:table-cell>
          <table:table-cell table:style-name="Table2.D3" office:value-type="date" office:date-value="2019-03-06">
            <text:p text:style-name="P2">6.03.2019</text:p>
          </table:table-cell>
          <table:table-cell table:style-name="Table2.E3" office:value-type="date" office:date-value="2019-03-06">
            <text:p text:style-name="P2">6.03.2019</text:p>
          </table:table-cell>
        </table:table-row>
        <table:table-row>
          <table:table-cell table:style-name="Table2.A3" office:value-type="string">
            <text:p text:style-name="P2">Zdefiniowanie zadań, <text:s/>utworzenie harmonogramu oraz podział realizacji zadań</text:p>
          </table:table-cell>
          <table:table-cell table:style-name="Table2.A3" office:value-type="string">
            <text:p text:style-name="P2">Robert Płatkowski</text:p>
            <text:p text:style-name="P2">Tomasz Pogłud</text:p>
          </table:table-cell>
          <table:table-cell table:style-name="Table2.A3" office:value-type="string">
            <text:p text:style-name="P2">Repozytorium plików</text:p>
          </table:table-cell>
          <table:table-cell table:style-name="Table2.D3" office:value-type="date" office:date-value="2019-03-15">
            <text:p text:style-name="P2">15.03.2019</text:p>
          </table:table-cell>
          <table:table-cell table:style-name="Table2.E3" office:value-type="date" office:date-value="2019-03-19">
            <text:p text:style-name="P2"><text:change-start text:change-id="ct497626672"/>19.03.2019<text:change-end text:change-id="ct497626672"/></text:p>
          </table:table-cell>
        </table:table-row>
        <table:table-row>
          <table:table-cell table:style-name="Table2.A3" office:value-type="string">
            <text:p text:style-name="P2">Wybór narzędzi programistycznych</text:p>
          </table:table-cell>
          <table:table-cell table:style-name="Table2.A3" office:value-type="string">
            <text:p text:style-name="P2">Robert Płatkowski</text:p>
            <text:p text:style-name="P2">Tomasz Pogłud</text:p>
          </table:table-cell>
          <table:table-cell table:style-name="Table2.A3" office:value-type="string">
            <text:p text:style-name="P2">Repozytorium plików</text:p>
          </table:table-cell>
          <table:table-cell table:style-name="Table2.D3" office:value-type="date" office:date-value="2019-03-15">
            <text:p text:style-name="P2">15.03.2019</text:p>
          </table:table-cell>
          <table:table-cell table:style-name="Table2.E3" office:value-type="date" office:date-value="2019-03-19">
            <text:p text:style-name="P2"><text:change-start text:change-id="ct497624072"/>19.03.2019<text:change-end text:change-id="ct497624072"/></text:p>
          </table:table-cell>
        </table:table-row>
        <table:table-row>
          <table:table-cell table:style-name="Table2.A3" office:value-type="string">
            <text:p text:style-name="P2">Utworzenie harmonogramu aktualizacji strony projektu</text:p>
          </table:table-cell>
          <table:table-cell table:style-name="Table2.A3" office:value-type="string">
            <text:p text:style-name="P2">Robert Płatkowski</text:p>
          </table:table-cell>
          <table:table-cell table:style-name="Table2.A3" office:value-type="string">
            <text:p text:style-name="P2">Repozytorium plików</text:p>
          </table:table-cell>
          <table:table-cell table:style-name="Table2.D3" office:value-type="date" office:date-value="2019-03-15">
            <text:p text:style-name="P2">15.03.2019</text:p>
          </table:table-cell>
          <table:table-cell table:style-name="Table2.E3" office:value-type="date" office:date-value="2019-03-09">
            <text:p text:style-name="P2"><text:change-start text:change-id="ct497625424"/>9.03.2019<text:change-end text:change-id="ct497625424"/></text:p>
          </table:table-cell>
        </table:table-row>
        <table:table-row>
          <table:table-cell table:style-name="Table2.A3" office:value-type="string">
            <text:p text:style-name="P2">Utworzenie strony projektu na Pages.GitHub.com</text:p>
          </table:table-cell>
          <table:table-cell table:style-name="Table2.A3" office:value-type="string">
            <text:p text:style-name="P2"><text:change text:change-id="ct497625216"/><text:change-start text:change-id="ct497625632"/>Tomasz Pogłud<text:change-end text:change-id="ct497625632"/></text:p>
          </table:table-cell>
          <table:table-cell table:style-name="Table2.A3" office:value-type="string">
            <text:p text:style-name="P2">Strona projektu</text:p>
          </table:table-cell>
          <table:table-cell table:style-name="Table2.D3" office:value-type="date" office:date-value="2019-03-29">
            <text:p text:style-name="P2">29.03.2019</text:p>
          </table:table-cell>
          <table:table-cell table:style-name="Table2.E3" office:value-type="date" office:date-value="2019-03-17">
            <text:p text:style-name="P2"><text:change-start text:change-id="ct497626048"/>17.03.2019<text:change-end text:change-id="ct497626048"/></text:p>
          </table:table-cell>
        </table:table-row>
        <table:table-row>
          <table:table-cell table:style-name="Table2.A3" office:value-type="string">
            <text:p text:style-name="P2">Aktualizacja strony projektu – podsumowanie etapu 1</text:p>
          </table:table-cell>
          <table:table-cell table:style-name="Table2.A3" office:value-type="string">
            <text:p text:style-name="P2">Robert Płatkowski</text:p>
          </table:table-cell>
          <table:table-cell table:style-name="Table2.A3" office:value-type="string">
            <text:p text:style-name="P2">Strona projektu</text:p>
          </table:table-cell>
          <table:table-cell table:style-name="Table2.D3" office:value-type="date" office:date-value="2019-03-30">
            <text:p text:style-name="P2">30.03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2" table:number-columns-spanned="5" office:value-type="string">
            <text:p text:style-name="P5">Etap 02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">Publikacja schematów przypadków użycia prototypu</text:p>
          </table:table-cell>
          <table:table-cell table:style-name="Table2.A3" office:value-type="string">
            <text:p text:style-name="P2">Robert Płatkowski</text:p>
            <text:p text:style-name="P2">Tomasz Pogłud</text:p>
          </table:table-cell>
          <table:table-cell table:style-name="Table2.A3" office:value-type="string">
            <text:p text:style-name="P2">Repozytorium plików<text:line-break/>Strona projektu</text:p>
          </table:table-cell>
          <table:table-cell table:style-name="Table2.D3" office:value-type="date" office:date-value="2019-04-07">
            <text:p text:style-name="P2">7.04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>Uzupełnienie raportu o wyniki doboru komponentów prototypu razem z uzasadnieniem</text:p>
          </table:table-cell>
          <table:table-cell table:style-name="Table2.A3" office:value-type="string">
            <text:p text:style-name="P2">Robert Płatkowski</text:p>
            <text:p text:style-name="P2">Tomasz Pogłud</text:p>
          </table:table-cell>
          <table:table-cell table:style-name="Table2.A3" office:value-type="string">
            <text:p text:style-name="P2">Repozytorium plików<text:line-break/>Strona projektu</text:p>
          </table:table-cell>
          <table:table-cell table:style-name="Table2.D3" office:value-type="date" office:date-value="2019-04-19">
            <text:p text:style-name="P2">19.04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>Publikacja wyników testów oprogramowania kontrolera (test modułu komunikacji wifi, test sterowania napędem, test odczytu sensorów)</text:p>
          </table:table-cell>
          <table:table-cell table:style-name="Table2.A3" office:value-type="string">
            <text:p text:style-name="P2">Robert Płatkowski</text:p>
          </table:table-cell>
          <table:table-cell table:style-name="Table2.A3" office:value-type="string">
            <text:p text:style-name="P2">Repozytorium plików<text:line-break/>Strona projektu</text:p>
          </table:table-cell>
          <table:table-cell table:style-name="Table2.D3" office:value-type="date" office:date-value="2019-04-26">
            <text:p text:style-name="P2">26.04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>Publikacja wyników testów pierwszego prototypu, test mocowania do tablicy, test napędu, test połączeń elektronicznych modułów, test komunikacji</text:p>
          </table:table-cell>
          <table:table-cell table:style-name="Table2.A3" office:value-type="string">
            <text:p text:style-name="P2">Robert Płatkowski</text:p>
            <text:p text:style-name="P2">Tomasz Pogłud</text:p>
          </table:table-cell>
          <table:table-cell table:style-name="Table2.A3" office:value-type="string">
            <text:p text:style-name="P2">Repozytorium plików<text:line-break/>Strona projektu</text:p>
          </table:table-cell>
          <table:table-cell table:style-name="Table2.D3" office:value-type="date" office:date-value="2019-04-29">
            <text:p text:style-name="P2">29.04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>Aktualizacja strony projektu – podsumowanie etapu 2</text:p>
          </table:table-cell>
          <table:table-cell table:style-name="Table2.A3" office:value-type="string">
            <text:p text:style-name="P2">Robert Płatkowski</text:p>
          </table:table-cell>
          <table:table-cell table:style-name="Table2.A3" office:value-type="string">
            <text:p text:style-name="P2">Strona projektu</text:p>
          </table:table-cell>
          <table:table-cell table:style-name="Table2.D3" office:value-type="date" office:date-value="2019-04-30">
            <text:p text:style-name="P2">30.04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2" table:number-columns-spanned="5" office:value-type="string">
            <text:p text:style-name="P5">Etap 03</text:p>
          </table:table-cell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3" office:value-type="string">
            <text:p text:style-name="P2">Publikacja wynikowego pliku z projektem podwozia dla ostatecznego prototypu (model w CAD)</text:p>
          </table:table-cell>
          <table:table-cell table:style-name="Table2.A3" office:value-type="string">
            <text:p text:style-name="P2">Tomasz Pogłud</text:p>
          </table:table-cell>
          <table:table-cell table:style-name="Table2.A3" office:value-type="string">
            <text:p text:style-name="P2">Repozytorium plików<text:line-break/>Strona projektu</text:p>
          </table:table-cell>
          <table:table-cell table:style-name="Table2.D3" office:value-type="date" office:date-value="2019-05-10">
            <text:p text:style-name="P2">10.05.2019</text:p>
          </table:table-cell>
          <table:table-cell table:style-name="Table2.E8" office:value-type="string">
            <text:p text:style-name="P2"/>
          </table:table-cell>
        </table:table-row>
        <table:table-row table:style-name="Table2.17">
          <table:table-cell table:style-name="Table2.A3" office:value-type="string">
            <text:p text:style-name="P2">Publikacja kodu źródłowego programu kontrolera oraz dokumentacji wygenerowanej za pomocą Doxygena</text:p>
          </table:table-cell>
          <table:table-cell table:style-name="Table2.A3" office:value-type="string">
            <text:p text:style-name="P2">Robert Płatkowski</text:p>
          </table:table-cell>
          <table:table-cell table:style-name="Table2.A3" office:value-type="string">
            <text:p text:style-name="P2">Repozytorium plików<text:line-break/>Strona projektu</text:p>
          </table:table-cell>
          <table:table-cell table:style-name="Table2.D3" office:value-type="date" office:date-value="2019-05-15">
            <text:p text:style-name="P2">15.05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>Publikacja kodu źródłowego aplikacji na smartfona</text:p>
          </table:table-cell>
          <table:table-cell table:style-name="Table2.A3" office:value-type="string">
            <text:p text:style-name="P2">Tomasz Pogłud</text:p>
          </table:table-cell>
          <table:table-cell table:style-name="Table2.A3" office:value-type="string">
            <text:p text:style-name="P2">Repozytorium plików<text:line-break/>Strona projektu</text:p>
          </table:table-cell>
          <table:table-cell table:style-name="Table2.D3" office:value-type="date" office:date-value="2019-05-15">
            <text:p text:style-name="P2">15.05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>Publikacja wyników testów prototypu. </text:p>
          </table:table-cell>
          <table:table-cell table:style-name="Table2.A3" office:value-type="string">
            <text:p text:style-name="P2">Robert Płatkowski</text:p>
            <text:p text:style-name="P2">Tomasz Pogłud</text:p>
          </table:table-cell>
          <table:table-cell table:style-name="Table2.A3" office:value-type="string">
            <text:p text:style-name="P2">Repozytorium plików<text:line-break/><text:soft-page-break/>Strona projektu</text:p>
          </table:table-cell>
          <table:table-cell table:style-name="Table2.D3" office:value-type="date" office:date-value="2019-05-29">
            <text:p text:style-name="P2">29.05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>Publikacja ostatecznej wersji dokumentacji i sprawozdania z projektu</text:p>
          </table:table-cell>
          <table:table-cell table:style-name="Table2.A3" office:value-type="string">
            <text:p text:style-name="P2">Robert Płatkowski</text:p>
            <text:p text:style-name="P2">Tomasz Pogłud</text:p>
          </table:table-cell>
          <table:table-cell table:style-name="Table2.A3" office:value-type="string">
            <text:p text:style-name="P2">Repozytorium plików<text:line-break/>Strona projektu</text:p>
          </table:table-cell>
          <table:table-cell table:style-name="Table2.D3" office:value-type="date" office:date-value="2019-05-30">
            <text:p text:style-name="P2">30.05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>Aktualizacja strony projektu – podsumowanie etapu 3</text:p>
          </table:table-cell>
          <table:table-cell table:style-name="Table2.A3" office:value-type="string">
            <text:p text:style-name="P2">Robert Płatkowski</text:p>
          </table:table-cell>
          <table:table-cell table:style-name="Table2.A3" office:value-type="string">
            <text:p text:style-name="P2">Repozytorium plików<text:line-break/>Strona projektu</text:p>
          </table:table-cell>
          <table:table-cell table:style-name="Table2.D3" office:value-type="date" office:date-value="2019-05-31">
            <text:p text:style-name="P2">31.05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2" table:number-columns-spanned="5" office:value-type="string">
            <text:p text:style-name="P5">Etap 04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">Publikacja prezentacji na obronę projektu</text:p>
          </table:table-cell>
          <table:table-cell table:style-name="Table2.A3" office:value-type="string">
            <text:p text:style-name="P2">Robert Płatkowski</text:p>
            <text:p text:style-name="P2">Tomasz Pogłud</text:p>
          </table:table-cell>
          <table:table-cell table:style-name="Table2.A3" office:value-type="string">
            <text:p text:style-name="P2">Repozytorium plików<text:line-break/>Strona projektu</text:p>
          </table:table-cell>
          <table:table-cell table:style-name="Table2.D3" office:value-type="date" office:date-value="2019-06-05">
            <text:p text:style-name="P2">5.06.2019</text:p>
          </table:table-cell>
          <table:table-cell table:style-name="Table2.E8" office:value-type="string">
            <text:p text:style-name="P2"/>
          </table:table-cell>
        </table:table-row>
        <table:table-row>
          <table:table-cell table:style-name="Table2.A3" office:value-type="string">
            <text:p text:style-name="P2">Aktualizacja strony projektu – podsumowanie etapu 4</text:p>
          </table:table-cell>
          <table:table-cell table:style-name="Table2.A3" office:value-type="string">
            <text:p text:style-name="P2">Robert Płatkowski</text:p>
          </table:table-cell>
          <table:table-cell table:style-name="Table2.A3" office:value-type="string">
            <text:p text:style-name="P2">Repozytorium plików<text:line-break/>Strona projektu</text:p>
          </table:table-cell>
          <table:table-cell table:style-name="Table2.D3" office:value-type="date" office:date-value="2019-06-07">
            <text:p text:style-name="P2">7.06.2019</text:p>
          </table:table-cell>
          <table:table-cell table:style-name="Table2.E8" office:value-type="string">
            <text:p text:style-name="P2"/>
          </table:table-cell>
        </table:table-row>
      </table:table>
      <text:p text:style-name="P14"/>
      <text:p text:style-name="P14"/>
      <text:p text:style-name="P1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l Anonim</meta:initial-creator>
    <meta:creation-date>2019-03-01T17:04:38.60</meta:creation-date>
    <dc:date>2019-03-19T18:03:54.96</dc:date>
    <dc:creator>Gal Anonim</dc:creator>
    <meta:editing-duration>PT6H17M35S</meta:editing-duration>
    <meta:editing-cycles>67</meta:editing-cycles>
    <meta:generator>OpenOffice/4.1.6$Win32 OpenOffice.org_project/416m1$Build-9790</meta:generator>
    <meta:document-statistic meta:table-count="3" meta:image-count="0" meta:object-count="0" meta:page-count="7" meta:paragraph-count="294" meta:word-count="1023" meta:character-count="8465"/>
  </office:meta>
</office:document-meta>
</file>